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</office:font-face-decls>
  <office:automatic-styles>
    <style:style style:family="paragraph" style:name="P5" style:display-name="P5" style:parent-style-name="Normal">
      <style:paragraph-properties fo:text-align="left"/>
      <style:text-properties fo:font-size="18pt" fo:font-weight="bold"/>
    </style:style>
    <style:style style:family="paragraph" style:name="P6" style:display-name="P6" style:parent-style-name="Normal">
      <style:paragraph-properties fo:text-align="left"/>
      <style:text-properties fo:font-size="16pt" fo:font-weight="bold"/>
    </style:style>
    <style:style style:family="paragraph" style:name="P7" style:display-name="P7" style:list-style-name="L2">
      <style:paragraph-properties fo:text-align="left" fo:text-indent="0.000000cm" fo:margin-left="0.635000cm" style:writing-mode="lr"/>
      <style:text-properties style:font-name="Times New Roman" fo:font-size="16pt" fo:language="fr" fo:country="FR" fo:font-weight="normal"/>
    </style:style>
    <style:style style:family="paragraph" style:name="P8" style:display-name="P8" style:list-style-name="L3">
      <style:paragraph-properties fo:text-align="left" fo:text-indent="0.000000cm" fo:margin-left="1.270000cm" style:writing-mode="lr"/>
      <style:text-properties style:font-name="Times New Roman" fo:font-size="18pt" fo:language="fr" fo:country="FR" fo:font-weight="normal"/>
    </style:style>
    <style:style style:family="paragraph" style:name="P9" style:display-name="P9" style:parent-style-name="Normal">
      <style:paragraph-properties fo:text-align="left"/>
      <style:text-properties fo:font-size="16pt" fo:font-weight="normal"/>
    </style:style>
    <style:style style:family="paragraph" style:name="P1" style:display-name="P1" style:parent-style-name="Normal">
      <style:paragraph-properties fo:text-align="center" fo:break-before="page"/>
      <style:text-properties fo:font-size="20pt" fo:font-weight="bold"/>
    </style:style>
    <style:style style:family="paragraph" style:name="P2" style:display-name="P2" style:parent-style-name="Normal">
      <style:paragraph-properties fo:text-align="center"/>
      <style:text-properties fo:font-size="20pt"/>
    </style:style>
    <style:style style:family="paragraph" style:name="P3" style:display-name="P3" style:list-style-name="L1">
      <style:paragraph-properties fo:text-align="left" fo:text-indent="0.000000cm" fo:margin-left="0.635000cm" style:writing-mode="lr"/>
      <style:text-properties style:font-name="Times New Roman" fo:font-size="18pt" fo:language="fr" fo:country="FR"/>
    </style:style>
    <style:style style:family="paragraph" style:name="P4" style:display-name="P4" style:parent-style-name="Normal">
      <style:paragraph-properties fo:text-align="left"/>
      <style:text-properties fo:font-size="18pt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–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2">
      <text:list-level-style-bullet text:level="1" text:bullet-char="–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3">
      <text:list-level-style-bullet text:level="2" text:bullet-char="–">
        <style:list-level-properties fo:text-indent="0.000000cm" text:space-before="0cm" text:min-label-width="0.635000cm" fo:margin-left="1.270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Albateau</text:p>
        <text:p text:style-name="P2"/>
        <text:list text:style-name="L1">
          <text:list-item>
            <text:p text:style-name="P3">Modéliser le principe de la construction d'une carte en 3D et le format d'échange des données</text:p>
          </text:list-item>
        </text:list>
        <text:p text:style-name="P4"/>
        <text:p text:style-name="P4"/>
        <text:p text:style-name="P5">Carte :</text:p>
        <text:p text:style-name="P6"/>
        <text:list text:style-name="L2">
          <text:list-item>
            <text:p text:style-name="P7">Création d'un repère x, y , z.</text:p>
          </text:list-item>
          <text:list-item>
            <text:p text:style-name="P7">La carte sera construite a partir d'un échantillonnage de donnée, on va crée un maillage du fond de l'étang, en reliant les points à l'aide de droites.</text:p>
          </text:list-item>
        </text:list>
        <text:p text:style-name="P6"/>
        <text:p text:style-name="P6"/>
        <text:p text:style-name="P5">Format :</text:p>
        <text:p text:style-name="P5"/>
        <text:list text:style-name="L3">
          <text:list-item>
            <text:p text:style-name="P8">Le fichier sera sous *.CSV</text:p>
            <text:list>
              <text:list-item>
                <text:p text:style-name="P8">les données seront dans l'ordre suivant : x y z \n;<text:line-break/></text:p>
              </text:list-item>
            </text:list>
          </text:list-item>
        </text:list>
        <text:p text:style-name="P5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imes New Roman" svg:font-family="Times New Roman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" style:display-name="Bullet Symbols_text" style:next-style-name="Bullet-Symbols-text">
      <style:text-properties style:font-name="OpenSymbol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>
      <style:paragraph-properties style:writing-mode="lr"/>
      <style:text-properties style:font-name="Times New Roman" fo:font-size="12pt" fo:language="fr" fo:country="FR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4-11-03T16:31:42.12</meta:creation-date>
    <dc:date>Mon Jan 26 16:31:23 2015
</dc:date>
  </office:meta>
</office:document-meta>
</file>